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8pt"/>
    </style:style>
    <style:style style:name="co3" style:family="table-column">
      <style:table-column-properties fo:break-before="auto" style:column-width="32.5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4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nks-sendrec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44.02" calcext:value-type="float">
            <text:p>44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91.68" calcext:value-type="float">
            <text:p>91.6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156.07" calcext:value-type="float">
            <text:p>156.0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289.89" calcext:value-type="float">
            <text:p>289.8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564.53" calcext:value-type="float">
            <text:p>564.5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1063.37" calcext:value-type="float">
            <text:p>1063.37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2096.13" calcext:value-type="float">
            <text:p>2096.1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44" calcext:value-type="float">
            <text:p>1.44</text:p>
          </table:table-cell>
          <table:table-cell office:value-type="float" office:value="2836.37" calcext:value-type="float">
            <text:p>2836.3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4150.23" calcext:value-type="float">
            <text:p>4150.2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.77" calcext:value-type="float">
            <text:p>2.77</text:p>
          </table:table-cell>
          <table:table-cell office:value-type="float" office:value="5921.03" calcext:value-type="float">
            <text:p>5921.0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.29" calcext:value-type="float">
            <text:p>4.29</text:p>
          </table:table-cell>
          <table:table-cell office:value-type="float" office:value="7643.57" calcext:value-type="float">
            <text:p>7643.5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7.15" calcext:value-type="float">
            <text:p>7.15</text:p>
          </table:table-cell>
          <table:table-cell office:value-type="float" office:value="9163.21" calcext:value-type="float">
            <text:p>9163.21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640" calcext:value-type="float">
            <text:p>640</text:p>
          </table:table-cell>
          <table:table-cell table:number-columns-repeated="3" office:value-type="float" office:value="5.47" calcext:value-type="float">
            <text:p>5.47</text:p>
          </table:table-cell>
          <table:table-cell office:value-type="float" office:value="23954.5" calcext:value-type="float">
            <text:p>23954.5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9.41" calcext:value-type="float">
            <text:p>9.41</text:p>
          </table:table-cell>
          <table:table-cell office:value-type="float" office:value="27851.16" calcext:value-type="float">
            <text:p>27851.1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20.18" calcext:value-type="float">
            <text:p>20.18</text:p>
          </table:table-cell>
          <table:table-cell office:value-type="float" office:value="25977.83" calcext:value-type="float">
            <text:p>25977.83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80" calcext:value-type="float">
            <text:p>80</text:p>
          </table:table-cell>
          <table:table-cell office:value-type="float" office:value="41.49" calcext:value-type="float">
            <text:p>41.49</text:p>
          </table:table-cell>
          <table:table-cell office:value-type="float" office:value="41.5" calcext:value-type="float">
            <text:p>41.5</text:p>
          </table:table-cell>
          <table:table-cell office:value-type="float" office:value="41.49" calcext:value-type="float">
            <text:p>41.49</text:p>
          </table:table-cell>
          <table:table-cell office:value-type="float" office:value="25267.05" calcext:value-type="float">
            <text:p>25267.05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40" calcext:value-type="float">
            <text:p>40</text:p>
          </table:table-cell>
          <table:table-cell office:value-type="float" office:value="85.35" calcext:value-type="float">
            <text:p>85.35</text:p>
          </table:table-cell>
          <table:table-cell office:value-type="float" office:value="85.38" calcext:value-type="float">
            <text:p>85.38</text:p>
          </table:table-cell>
          <table:table-cell office:value-type="float" office:value="85.37" calcext:value-type="float">
            <text:p>85.37</text:p>
          </table:table-cell>
          <table:table-cell office:value-type="float" office:value="24563.23" calcext:value-type="float">
            <text:p>24563.23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20" calcext:value-type="float">
            <text:p>20</text:p>
          </table:table-cell>
          <table:table-cell office:value-type="float" office:value="172.75" calcext:value-type="float">
            <text:p>172.75</text:p>
          </table:table-cell>
          <table:table-cell office:value-type="float" office:value="172.81" calcext:value-type="float">
            <text:p>172.81</text:p>
          </table:table-cell>
          <table:table-cell office:value-type="float" office:value="172.78" calcext:value-type="float">
            <text:p>172.78</text:p>
          </table:table-cell>
          <table:table-cell office:value-type="float" office:value="24271.78" calcext:value-type="float">
            <text:p>24271.78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46.9" calcext:value-type="float">
            <text:p>346.9</text:p>
          </table:table-cell>
          <table:table-cell office:value-type="float" office:value="24181.7" calcext:value-type="float">
            <text:p>24181.7</text:p>
          </table:table-cell>
        </table:table-row>
      </table:table>
      <table:table table:name="nsu-sendrec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44.61" calcext:value-type="float">
            <text:p>44.6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305.22" calcext:value-type="float">
            <text:p>305.2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591.22" calcext:value-type="float">
            <text:p>591.2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1109.73" calcext:value-type="float">
            <text:p>1109.7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1963.1" calcext:value-type="float">
            <text:p>1963.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14" calcext:value-type="float">
            <text:p>1.14</text:p>
          </table:table-cell>
          <table:table-cell office:value-type="float" office:value="3420.46" calcext:value-type="float">
            <text:p>3420.4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49" calcext:value-type="float">
            <text:p>1.49</text:p>
          </table:table-cell>
          <table:table-cell office:value-type="float" office:value="5253.81" calcext:value-type="float">
            <text:p>5253.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7134.33" calcext:value-type="float">
            <text:p>7134.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.65" calcext:value-type="float">
            <text:p>3.65</text:p>
          </table:table-cell>
          <table:table-cell office:value-type="float" office:value="8550.03" calcext:value-type="float">
            <text:p>8550.0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6.85" calcext:value-type="float">
            <text:p>6.85</text:p>
          </table:table-cell>
          <table:table-cell office:value-type="float" office:value="9119.96" calcext:value-type="float">
            <text:p>9119.96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640" calcext:value-type="float">
            <text:p>640</text:p>
          </table:table-cell>
          <table:table-cell office:value-type="float" office:value="18.62" calcext:value-type="float">
            <text:p>18.62</text:p>
          </table:table-cell>
          <table:table-cell office:value-type="float" office:value="18.63" calcext:value-type="float">
            <text:p>18.63</text:p>
          </table:table-cell>
          <table:table-cell office:value-type="float" office:value="18.62" calcext:value-type="float">
            <text:p>18.62</text:p>
          </table:table-cell>
          <table:table-cell office:value-type="float" office:value="6710.89" calcext:value-type="float">
            <text:p>6710.89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320" calcext:value-type="float">
            <text:p>320</text:p>
          </table:table-cell>
          <table:table-cell office:value-type="float" office:value="36.88" calcext:value-type="float">
            <text:p>36.88</text:p>
          </table:table-cell>
          <table:table-cell table:number-columns-repeated="2" office:value-type="float" office:value="36.89" calcext:value-type="float">
            <text:p>36.89</text:p>
          </table:table-cell>
          <table:table-cell office:value-type="float" office:value="6776.76" calcext:value-type="float">
            <text:p>6776.7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60" calcext:value-type="float">
            <text:p>160</text:p>
          </table:table-cell>
          <table:table-cell office:value-type="float" office:value="79.61" calcext:value-type="float">
            <text:p>79.61</text:p>
          </table:table-cell>
          <table:table-cell office:value-type="float" office:value="79.63" calcext:value-type="float">
            <text:p>79.63</text:p>
          </table:table-cell>
          <table:table-cell office:value-type="float" office:value="79.62" calcext:value-type="float">
            <text:p>79.62</text:p>
          </table:table-cell>
          <table:table-cell office:value-type="float" office:value="6279.02" calcext:value-type="float">
            <text:p>6279.02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80" calcext:value-type="float">
            <text:p>80</text:p>
          </table:table-cell>
          <table:table-cell office:value-type="float" office:value="145.58" calcext:value-type="float">
            <text:p>145.58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5.61" calcext:value-type="float">
            <text:p>145.61</text:p>
          </table:table-cell>
          <table:table-cell office:value-type="float" office:value="6866.34" calcext:value-type="float">
            <text:p>6866.34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40" calcext:value-type="float">
            <text:p>40</text:p>
          </table:table-cell>
          <table:table-cell office:value-type="float" office:value="292.95" calcext:value-type="float">
            <text:p>292.95</text:p>
          </table:table-cell>
          <table:table-cell office:value-type="float" office:value="293.3" calcext:value-type="float">
            <text:p>293.3</text:p>
          </table:table-cell>
          <table:table-cell office:value-type="float" office:value="293.13" calcext:value-type="float">
            <text:p>293.13</text:p>
          </table:table-cell>
          <table:table-cell office:value-type="float" office:value="6818.9" calcext:value-type="float">
            <text:p>6818.9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20" calcext:value-type="float">
            <text:p>20</text:p>
          </table:table-cell>
          <table:table-cell office:value-type="float" office:value="643.46" calcext:value-type="float">
            <text:p>643.46</text:p>
          </table:table-cell>
          <table:table-cell office:value-type="float" office:value="644.41" calcext:value-type="float">
            <text:p>644.41</text:p>
          </table:table-cell>
          <table:table-cell office:value-type="float" office:value="643.93" calcext:value-type="float">
            <text:p>643.93</text:p>
          </table:table-cell>
          <table:table-cell office:value-type="float" office:value="6207.23" calcext:value-type="float">
            <text:p>6207.23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office:value-type="float" office:value="2019.62" calcext:value-type="float">
            <text:p>2019.62</text:p>
          </table:table-cell>
          <table:table-cell office:value-type="float" office:value="2019.91" calcext:value-type="float">
            <text:p>2019.91</text:p>
          </table:table-cell>
          <table:table-cell office:value-type="float" office:value="2019.76" calcext:value-type="float">
            <text:p>2019.76</text:p>
          </table:table-cell>
          <table:table-cell office:value-type="float" office:value="3960.58" calcext:value-type="float">
            <text:p>3960.58</text:p>
          </table:table-cell>
        </table:table-row>
      </table:table>
      <table:table table:name="poly-sendrec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45.01" calcext:value-type="float">
            <text:p>45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175.62" calcext:value-type="float">
            <text:p>175.6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340.87" calcext:value-type="float">
            <text:p>340.8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78" calcext:value-type="float">
            <text:p>0.78</text:p>
          </table:table-cell>
          <table:table-cell office:value-type="float" office:value="654.72" calcext:value-type="float">
            <text:p>654.7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1158.3" calcext:value-type="float">
            <text:p>1158.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2060.43" calcext:value-type="float">
            <text:p>2060.4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34" calcext:value-type="float">
            <text:p>1.34</text:p>
          </table:table-cell>
          <table:table-cell office:value-type="float" office:value="3059.09" calcext:value-type="float">
            <text:p>3059.0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4186.13" calcext:value-type="float">
            <text:p>4186.1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3.11" calcext:value-type="float">
            <text:p>3.11</text:p>
          </table:table-cell>
          <table:table-cell office:value-type="float" office:value="5274.75" calcext:value-type="float">
            <text:p>5274.75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00" calcext:value-type="float">
            <text:p>1000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5.93" calcext:value-type="float">
            <text:p>5.93</text:p>
          </table:table-cell>
          <table:table-cell office:value-type="float" office:value="5529.41" calcext:value-type="float">
            <text:p>5529.4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6" calcext:value-type="float">
            <text:p>11.6</text:p>
          </table:table-cell>
          <table:table-cell office:value-type="float" office:value="5647.21" calcext:value-type="float">
            <text:p>5647.21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640" calcext:value-type="float">
            <text:p>640</text:p>
          </table:table-cell>
          <table:table-cell table:number-columns-repeated="3" office:value-type="float" office:value="6.24" calcext:value-type="float">
            <text:p>6.24</text:p>
          </table:table-cell>
          <table:table-cell office:value-type="float" office:value="21003.09" calcext:value-type="float">
            <text:p>21003.09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11.09" calcext:value-type="float">
            <text:p>11.09</text:p>
          </table:table-cell>
          <table:table-cell office:value-type="float" office:value="23635.88" calcext:value-type="float">
            <text:p>23635.88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23.41" calcext:value-type="float">
            <text:p>23.41</text:p>
          </table:table-cell>
          <table:table-cell office:value-type="float" office:value="22393.31" calcext:value-type="float">
            <text:p>22393.31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45.94" calcext:value-type="float">
            <text:p>45.94</text:p>
          </table:table-cell>
          <table:table-cell office:value-type="float" office:value="22826.24" calcext:value-type="float">
            <text:p>22826.24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9.42" calcext:value-type="float">
            <text:p>89.42</text:p>
          </table:table-cell>
          <table:table-cell office:value-type="float" office:value="23451.56" calcext:value-type="float">
            <text:p>23451.56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76.1" calcext:value-type="float">
            <text:p>176.1</text:p>
          </table:table-cell>
          <table:table-cell office:value-type="float" office:value="23818.29" calcext:value-type="float">
            <text:p>23818.29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23.49" calcext:value-type="float">
            <text:p>323.49</text:p>
          </table:table-cell>
          <table:table-cell office:value-type="float" office:value="25931.88" calcext:value-type="float">
            <text:p>25931.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3:15:06.658363453</meta:creation-date>
    <dc:date>2018-10-17T18:04:49.892798761</dc:date>
    <meta:editing-duration>PT4H26M24S</meta:editing-duration>
    <meta:editing-cycles>2</meta:editing-cycles>
    <meta:generator>LibreOffice/5.1.6.2$Linux_X86_64 LibreOffice_project/10m0$Build-2</meta:generator>
    <meta:document-statistic meta:table-count="5" meta:cell-count="432" meta:object-count="0"/>
  </office:meta>
</office:document-meta>
</file>